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fo:font-weight="bold" style:font-weight-asian="bold" style:font-weight-complex="bold" style:language-asian="da" style:country-asian="DK"/>
    </style:style>
    <style:style style:name="P2" style:parent-style-name="Normal" style:family="paragraph">
      <style:text-properties style:language-asian="da" style:country-asian="DK"/>
    </style:style>
    <style:style style:name="P3" style:parent-style-name="Listeafsnit" style:family="paragraph">
      <style:paragraph-properties fo:text-align="justify" fo:margin-bottom="0in" fo:line-height="100%"/>
      <style:text-properties style:font-name-asian="Times New Roman" style:font-name-complex="Calibri" fo:font-size="12pt" style:font-size-asian="12pt" style:font-size-complex="12pt" style:language-asian="da" style:country-asian="DK"/>
    </style:style>
    <style:style style:name="P4" style:parent-style-name="Listeafsnit"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5" style:parent-style-name="Listeafsnit" style:family="paragraph">
      <style:paragraph-properties fo:margin-bottom="0in" fo:line-height="100%"/>
    </style:style>
    <style:style style:name="T6"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7"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9"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0"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fo:language="nb" fo:country="NO" style:language-asian="da" style:country-asian="DK"/>
    </style:style>
    <style:style style:name="T11" style:parent-style-name="Standardskrifttypeiafsnit" style:family="text">
      <style:text-properties style:font-name-asian="Times New Roman" style:font-name-complex="Calibri" fo:font-size="12pt" style:font-size-asian="12pt" style:font-size-complex="12pt" fo:language="nb" fo:country="NO" style:language-asian="da" style:country-asian="DK"/>
    </style:style>
    <style:style style:name="P12"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13" style:parent-style-name="Listeafsnit" style:family="paragraph">
      <style:paragraph-properties fo:margin-bottom="0in" fo:line-height="100%"/>
    </style:style>
    <style:style style:name="T14"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5"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6"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17"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T1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P19"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20" style:parent-style-name="Listeafsnit" style:family="paragraph">
      <style:paragraph-properties fo:margin-bottom="0in" fo:line-height="100%"/>
    </style:style>
    <style:style style:name="T21"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2"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3"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4"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P25" style:parent-style-name="Normal" style:family="paragraph">
      <style:paragraph-properties fo:margin-bottom="0in" fo:line-height="100%"/>
      <style:text-properties style:font-name-asian="Times New Roman" style:font-name-complex="Calibri" fo:font-size="12pt" style:font-size-asian="12pt" style:font-size-complex="12pt" style:language-asian="da" style:country-asian="DK"/>
    </style:style>
    <style:style style:name="P26" style:parent-style-name="Listeafsnit" style:family="paragraph">
      <style:paragraph-properties fo:margin-bottom="0in" fo:line-height="100%"/>
    </style:style>
    <style:style style:name="T27"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8"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29"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30" style:parent-style-name="Standardskrifttypeiafsnit" style:family="text">
      <style:text-properties style:font-name-asian="Times New Roman" style:font-name-complex="Calibri" fo:font-style="italic" style:font-style-asian="italic" style:font-style-complex="italic" fo:font-size="12pt" style:font-size-asian="12pt" style:font-size-complex="12pt" style:language-asian="da" style:country-asian="DK"/>
    </style:style>
    <style:style style:name="T31"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T32" style:parent-style-name="Standardskrifttypeiafsnit" style:family="text">
      <style:text-properties style:font-name-asian="Times New Roman" style:font-name-complex="Calibri" fo:font-size="12pt" style:font-size-asian="12pt" style:font-size-complex="12pt" style:language-asian="da" style:country-asian="DK"/>
    </style:style>
    <style:style style:name="P33" style:parent-style-name="Normal" style:family="paragraph">
      <style:text-properties fo:font-weight="bold" style:font-weight-asian="bold" style:font-weight-complex="bold"/>
    </style:style>
    <style:style style:name="T34" style:parent-style-name="Standardskrifttypeiafsnit" style:family="text">
      <style:text-properties style:font-name="Segoe UI Emoji" style:font-name-asian="Segoe UI Emoji" style:font-name-complex="Segoe UI Emoji"/>
    </style:style>
    <style:style style:name="T35" style:parent-style-name="Standardskrifttypeiafsnit" style:family="text">
      <style:text-properties fo:font-weight="bold" style:font-weight-asian="bold" style:font-weight-complex="bold"/>
    </style:style>
    <style:style style:name="P36" style:parent-style-name="Listeafsnit" style:family="paragraph"/>
    <style:style style:name="P37" style:parent-style-name="Listeafsnit" style:family="paragraph"/>
    <style:style style:name="P38" style:parent-style-name="Listeafsnit" style:family="paragraph"/>
  </office:automatic-styles>
  <office:body>
    <office:text text:use-soft-page-breaks="true">
      <text:h text:style-name="P1" text:outline-level="1">Referat af vejledermøde 07/09-2018<text:s/></text:h>
      <text:p text:style-name="P2"/>
      <text:list text:style-name="LFO1" text:continue-numbering="true">
        <text:list-item>
          <text:p text:style-name="P3">Introduktion – har du brug for gruppebillede?<text:tab/><text:tab/>Nty<text:s/></text:p>
        </text:list-item>
      </text:list>
      <text:p text:style-name="P4"/>
      <text:list text:style-name="LFO1" text:continue-numbering="true">
        <text:list-item>
          <text:p text:style-name="P5"><text:span text:style-name="T6">Samarbejdskontrakt (har vi).<text:s/></text:span><text:span text:style-name="T7"><text:tab/></text:span><text:span text:style-name="T8"><text:tab/></text:span><text:span text:style-name="T9"><text:tab/></text:span><text:span text:style-name="T10">Vil gerne ha’ den på e-mail</text:span><text:span text:style-name="T11"><text:s/></text:span></text:p>
        </text:list-item>
      </text:list>
      <text:p text:style-name="P12"><text:tab/></text:p>
      <text:list text:style-name="LFO1" text:continue-numbering="true">
        <text:list-item>
          <text:p text:style-name="P13"><text:span text:style-name="T14">Hvor tit er du tilgængelig? Dips for fredage!<text:s/></text:span><text:span text:style-name="T15"><text:tab/></text:span><text:span text:style-name="T16"><text:tab/></text:span><text:span text:style-name="T17">Fredag kl 10:15!!</text:span><text:span text:style-name="T18"><text:s/></text:span></text:p>
        </text:list-item>
      </text:list>
      <text:p text:style-name="P19"/>
      <text:list text:style-name="LFO1" text:continue-numbering="true">
        <text:list-item>
          <text:p text:style-name="P20"><text:span text:style-name="T21">Casino’et. Er det<text:s/></text:span><text:span text:style-name="T22">en god ide ift. kravene til projektet?</text:span><text:span text:style-name="T23"><text:tab/></text:span><text:span text:style-name="T24">*Likes*</text:span></text:p>
        </text:list-item>
      </text:list>
      <text:p text:style-name="P25"/>
      <text:list text:style-name="LFO1" text:continue-numbering="true">
        <text:list-item>
          <text:p text:style-name="P26"><text:span text:style-name="T27">Problemformulering/projektbeskrivelse()<text:s/></text:span><text:span text:style-name="T28"><text:tab/></text:span><text:span text:style-name="T29"><text:tab/></text:span><text:span text:style-name="T30">*Likes* Deep perspektivering</text:span><text:span text:style-name="T31"><text:s/></text:span><text:span text:style-name="T32"><text:line-break/></text:span></text:p>
        </text:list-item>
      </text:list>
      <text:p text:style-name="Normal"/>
      <text:p text:style-name="P33">Yderligere noter til det som LAMO sagde:<text:s/></text:p>
      <text:p text:style-name="Normal">Det fint at tage udgangspunkt i en computerapp, men hvis der er tid, så lav en udvidelse til<text:s/>webapp. <text:s/></text:p>
      <text:p text:style-name="Normal">Husk prioritetsliste!!!<text:s/></text:p>
      <text:p text:style-name="Normal">Sørg for at designet bliver lavet på en måde således at det er let at bygge ovenpå. (Til fremtidig arbejde fx at det er let muligt at udbygge med flere casinospil).<text:s/></text:p>
      <text:p text:style-name="Normal">Alt der vælges fra og til skal være<text:s/>gennemtænkt. <text:s/></text:p>
      <text:p text:style-name="Normal">Rød tråd gennem hele rapporten er vigtigt!<text:s/></text:p>
      <text:p text:style-name="Normal">Userstories? Det er et alternativ fremfor usecases. Vælg en til 2 ud og beskriv processen og teoriudviklingen med rød tråd derigennem i rapporten.<text:s/></text:p>
      <text:p text:style-name="Normal">N+1 view (4+1 view). En anden måde at<text:s/>dokumenterer software på ligesom BDD/IBD til hardware. Kan findes på BB.<text:s/></text:p>
      <text:p text:style-name="Normal">Vejleder LAMO kommer med os når vi skal reviewes. <text:s/></text:p>
      <text:p text:style-name="Normal">Hvor meget vægter scrum/arbejdsproces denne gang? Det ligger i vejledningen… som ligger på BB… som er til 3. semesters rapport…<text:s/><text:span text:style-name="T34">☹</text:span><text:s/><text:s/></text:p>
      <text:p text:style-name="Normal">Hav større afsnit med proces i dokumentationen – omkring en halv til en side med proces i selve rapport.<text:s/></text:p>
      <text:p text:style-name="Normal">Kontakt Poul Ejner omkring scrum-værktøj. LAMO siger at grupperne tidligere har benyttet pivotaltracker.<text:s/></text:p>
      <text:p text:style-name="Normal">EVT. kontakt Søren Hansen om han kan lave<text:s/>et redmine til os hvori vi føre scrum.<text:s/></text:p>
      <text:p text:style-name="Normal"/>
      <text:p text:style-name="Normal"><text:span text:style-name="T35">Til næste møde:</text:span><text:s/>11/09-2018 kl. 12:15<text:s/></text:p>
      <text:list text:style-name="LFO1" text:continue-numbering="true">
        <text:list-item>
          <text:p text:style-name="P36">Opfølgning på mail til Søren Hansen omkring redmine.<text:s/></text:p>
        </text:list-item>
        <text:list-item>
          <text:p text:style-name="P37">Se på UserStories. Overvej om du er mest til UseCases eller UserStories. <text:s text:c="3"/></text:p>
        </text:list-item>
        <text:list-item>
          <text:p text:style-name="P38">Kravspek/UC/US skal afleveres fredag 14/09-2018<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line-height="103%"/>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Lo</meta:initial-creator>
    <dc:creator>David Lo</dc:creator>
    <meta:creation-date>2018-09-07T08:41:00Z</meta:creation-date>
    <dc:date>2018-09-07T09:26:00Z</dc:date>
    <meta:template xlink:href="Normal" xlink:type="simple"/>
    <meta:editing-cycles>3</meta:editing-cycles>
    <meta:editing-duration>PT1500S</meta:editing-duration>
    <meta:document-statistic meta:page-count="1" meta:paragraph-count="3" meta:word-count="246" meta:character-count="1746" meta:row-count="12" meta:non-whitespace-character-count="1503"/>
  </office:meta>
</office:document-meta>
</file>